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msListenerContainerFactory.setReceiveTimeout( Long receive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msListenerContainerFactory.setCacheLevelName( String cacheLeve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msListenerContainerFactory.createContainer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msListenerContainerFactory.initializeContainer( DefaultMessageListenerContainer contain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efaultJmsListenerContainerFactory.setMaxMessagesPerTask( Integer maxMessagesPer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msListenerContainerFactory.setConcurrency( String con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msListenerContainerFactory.setTaskExecutor( Executor task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msListenerContainerFactory.setBackOff( BackOff back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msListenerContainerFactory.setRecoveryInterval( Long recovery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msListenerContainerFactory.setCacheLevel( Integer cache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msListenerContainerFactory.setTransactionManager( PlatformTransactionManager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